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2279"/>
    </style:style>
    <style:style style:name="P2" style:family="paragraph" style:parent-style-name="Standard">
      <style:text-properties officeooo:paragraph-rsid="00082279"/>
    </style:style>
    <style:style style:name="P3" style:family="paragraph" style:parent-style-name="Standard">
      <style:text-properties officeooo:rsid="000bb4b8" officeooo:paragraph-rsid="000bb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fraestruura como código (IaC) é o gerenciamento e provisionamento da infraestrutura por meio de códigos, em vez de processos manuais.</text:p>
      <text:p text:style-name="Standard"/>
      <text:p text:style-name="Standard">Com a IaC, são criados arquivos de configuração que incluem as especificações da sua infraestrutura, facilitando a edição e a distribuição de configurações. Ela também assegura o provisionamento do mesmo ambiente todas as vezes.</text:p>
      <text:p text:style-name="Standard"/>
      <text:p text:style-name="P1"/>
      <text:p text:style-name="P3">Desafio: Criar estrutura conforme imagem</text:p>
      <text:p text:style-name="P3">Definições:</text:p>
      <text:p text:style-name="P3">* Todo provisionamento deve ser feito em um arquivo do tipo Bash Script;</text:p>
      <text:p text:style-name="P3">* O dono de todos os diretórios criados será o usuário root;</text:p>
      <text:p text:style-name="P3">* Todos os usuários terão permissão total dentro do diretório **publico**;</text:p>
      <text:p text:style-name="P3">* Os usuários de cada grupo terão permissão total dentro de seu respectivo diretório;</text:p>
      <text:p text:style-name="P3">* Os usuários não poderão ter permissão de leitura, escrita e execução em diretórios de departamentos que eles não pertencem;</text:p>
      <text:p text:style-name="P3">* Subir arquivo de script criado para a sua conta no GitHu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figuar git no linux:</text:p>
      <text:p text:style-name="P1"/>
      <text:p text:style-name="P1">apt install git -y</text:p>
      <text:p text:style-name="P1">git config --global user.email "sgazevedo@gmail.com"</text:p>
      <text:p text:style-name="P1">git config --global user.name "sgazevedo"</text:p>
      <text:p text:style-name="P1">-- posicionar na pasta</text:p>
      <text:p text:style-name="P1">git init</text:p>
      <text:p text:style-name="P1">-- adiciona todos os arquivos</text:p>
      <text:p text:style-name="P1">git add .</text:p>
      <text:p text:style-name="P1">-- commit</text:p>
      <text:p text:style-name="P1">git commit -m "Arquivos IaC v.1"</text:p>
      <text:p text:style-name="P1">-- criar branch</text:p>
      <text:p text:style-name="P1">git branch -M main</text:p>
      <text:p text:style-name="P1">-- copiar o endereço do repositorio</text:p>
      <text:p text:style-name="P1">git remote add origin https://github.com/sgazevedo/linux-projeto1-iac.git</text:p>
      <text:p text:style-name="P1">-- push</text:p>
      <text:p text:style-name="P1">git push -u origin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22:08:52.426000000</dc:date>
    <meta:editing-duration>PT1H10M14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6" meta:word-count="209" meta:character-count="1304" meta:non-whitespace-character-count="1123"/>
  </office:meta>
</office:document-meta>
</file>